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5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 office:value-type="string" calcext:value-type="string">
            <table:cell-range-source table:name="HTML_1" xlink:type="simple" xlink:href="https://news.google.com/covid19/map?hl=pt-BR&amp;mid=%2Fm%2F015fr&amp;gl=BR&amp;ceid=BR%3Apt-419" table:filter-name="calc_HTML_WebQuery" table:filter-options="0 0" table:last-column-spanned="6" table:last-row-spanned="30"/>
            <text:p>Local</text:p>
          </table:table-cell>
          <table:table-cell table:style-name="ce1" office:value-type="string" calcext:value-type="string">
            <text:p>Total de casos</text:p>
          </table:table-cell>
          <table:table-cell table:style-name="ce1" office:value-type="string" calcext:value-type="string">
            <text:p>Novos casos (1 dia*)</text:p>
          </table:table-cell>
          <table:table-cell table:style-name="ce1" office:value-type="string" calcext:value-type="string">
            <text:p>Novos casos (últimos 60 dias)</text:p>
          </table:table-cell>
          <table:table-cell table:style-name="ce1" office:value-type="string" calcext:value-type="string">
            <text:p>Casos a cada um milhão de pessoas</text:p>
          </table:table-cell>
          <table:table-cell table:style-name="ce1" office:value-type="string" calcext:value-type="string">
            <text:p>Mortes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136315604" calcext:value-type="float">
            <text:p>136315604</text:p>
          </table:table-cell>
          <table:table-cell office:value-type="string" calcext:value-type="string">
            <text:p>Não há dados</text:p>
          </table:table-cell>
          <table:table-cell/>
          <table:table-cell office:value-type="float" office:value="17531" calcext:value-type="float">
            <text:p>17531</text:p>
          </table:table-cell>
          <table:table-cell office:value-type="float" office:value="2940833" calcext:value-type="float">
            <text:p>2940833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13482023" calcext:value-type="float">
            <text:p>13482023</text:p>
          </table:table-cell>
          <table:table-cell office:value-type="float" office:value="37017" calcext:value-type="float">
            <text:p>37017</text:p>
          </table:table-cell>
          <table:table-cell/>
          <table:table-cell office:value-type="float" office:value="63794" calcext:value-type="float">
            <text:p>63794</text:p>
          </table:table-cell>
          <table:table-cell office:value-type="float" office:value="353137" calcext:value-type="float">
            <text:p>353137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2643534" calcext:value-type="float">
            <text:p>2643534</text:p>
          </table:table-cell>
          <table:table-cell office:value-type="float" office:value="8156" calcext:value-type="float">
            <text:p>8156</text:p>
          </table:table-cell>
          <table:table-cell/>
          <table:table-cell office:value-type="float" office:value="60032" calcext:value-type="float">
            <text:p>60032</text:p>
          </table:table-cell>
          <table:table-cell office:value-type="float" office:value="82917" calcext:value-type="float">
            <text:p>82917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1225818" calcext:value-type="float">
            <text:p>1225818</text:p>
          </table:table-cell>
          <table:table-cell office:value-type="float" office:value="5180" calcext:value-type="float">
            <text:p>5180</text:p>
          </table:table-cell>
          <table:table-cell/>
          <table:table-cell office:value-type="float" office:value="58738" calcext:value-type="float">
            <text:p>58738</text:p>
          </table:table-cell>
          <table:table-cell office:value-type="float" office:value="28004" calcext:value-type="float">
            <text:p>28004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891554" calcext:value-type="float">
            <text:p>891554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78993" calcext:value-type="float">
            <text:p>78993</text:p>
          </table:table-cell>
          <table:table-cell office:value-type="float" office:value="21881" calcext:value-type="float">
            <text:p>21881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883365" calcext:value-type="float">
            <text:p>883365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79714" calcext:value-type="float">
            <text:p>79714</text:p>
          </table:table-cell>
          <table:table-cell office:value-type="float" office:value="19076" calcext:value-type="float">
            <text:p>19076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839395" calcext:value-type="float">
            <text:p>839395</text:p>
          </table:table-cell>
          <table:table-cell office:value-type="float" office:value="3433" calcext:value-type="float">
            <text:p>3433</text:p>
          </table:table-cell>
          <table:table-cell/>
          <table:table-cell office:value-type="float" office:value="55490" calcext:value-type="float">
            <text:p>55490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834448" calcext:value-type="float">
            <text:p>83444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116465" calcext:value-type="float">
            <text:p>116465</text:p>
          </table:table-cell>
          <table:table-cell office:value-type="float" office:value="12016" calcext:value-type="float">
            <text:p>12016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679654" calcext:value-type="float">
            <text:p>679654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float" office:value="41288" calcext:value-type="float">
            <text:p>41288</text:p>
          </table:table-cell>
          <table:table-cell office:value-type="float" office:value="39423" calcext:value-type="float">
            <text:p>39423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586078" calcext:value-type="float">
            <text:p>586078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66277" calcext:value-type="float">
            <text:p>66277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507511" calcext:value-type="float">
            <text:p>50751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77801" calcext:value-type="float">
            <text:p>77801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437805" calcext:value-type="float">
            <text:p>437805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54225" calcext:value-type="float">
            <text:p>54225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404161" calcext:value-type="float">
            <text:p>404161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104030" calcext:value-type="float">
            <text:p>104030</text:p>
          </table:table-cell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369487" calcext:value-type="float">
            <text:p>36948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39825" calcext:value-type="float">
            <text:p>39825</text:p>
          </table:table-cell>
          <table:table-cell office:value-type="float" office:value="12803" calcext:value-type="float">
            <text:p>12803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359122" calcext:value-type="float">
            <text:p>359122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Não há dados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358431" calcext:value-type="float">
            <text:p>35843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92528" calcext:value-type="float">
            <text:p>92528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327633" calcext:value-type="float">
            <text:p>327633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101612" calcext:value-type="float">
            <text:p>101612</text:p>
          </table:table-cell>
          <table:table-cell office:value-type="float" office:value="8428" calcext:value-type="float">
            <text:p>8428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271325" calcext:value-type="float">
            <text:p>271325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68796" calcext:value-type="float">
            <text:p>68796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249433" calcext:value-type="float">
            <text:p>249433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36409" calcext:value-type="float">
            <text:p>36409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229419" calcext:value-type="float">
            <text:p>229419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87576" calcext:value-type="float">
            <text:p>87576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218653" calcext:value-type="float">
            <text:p>218653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68442" calcext:value-type="float">
            <text:p>68442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207457" calcext:value-type="float">
            <text:p>207457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60864" calcext:value-type="float">
            <text:p>60864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197624" calcext:value-type="float">
            <text:p>197624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113023" calcext:value-type="float">
            <text:p>113023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184113" calcext:value-type="float">
            <text:p>184113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82950" calcext:value-type="float">
            <text:p>82950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161353" calcext:value-type="float">
            <text:p>161353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48575" calcext:value-type="float">
            <text:p>4857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148065" calcext:value-type="float">
            <text:p>148065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98916" calcext:value-type="float">
            <text:p>98916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01378" calcext:value-type="float">
            <text:p>101378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34991" calcext:value-type="float">
            <text:p>134991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91782" calcext:value-type="float">
            <text:p>9178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84696" calcext:value-type="float">
            <text:p>18469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60069" calcext:value-type="float">
            <text:p>60069</text:p>
          </table:table-cell>
          <table:table-cell office:value-type="string" calcext:value-type="string">
            <text:p>Não há dados</text:p>
          </table:table-cell>
          <table:table-cell/>
          <table:table-cell office:value-type="float" office:value="76027" calcext:value-type="float">
            <text:p>76027</text:p>
          </table:table-cell>
          <table:table-cell office:value-type="float" office:value="1047" calcext:value-type="float">
            <text:p>1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21:49:58.868688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9:22:11.831650951</meta:creation-date>
    <meta:generator>LibreOffice/6.4.6.2$Linux_X86_64 LibreOffice_project/40$Build-2</meta:generator>
    <dc:date>2021-04-12T21:52:58.230370091</dc:date>
    <meta:editing-duration>PT5M43S</meta:editing-duration>
    <meta:editing-cycles>4</meta:editing-cycles>
    <meta:document-statistic meta:table-count="1" meta:cell-count="151" meta:object-count="0"/>
  </office:meta>
</office:document-meta>
</file>